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color="#4b1f6f" draw:marker-end="Small_20_Arrow" draw:marker-end-width="0.3cm" draw:fill="none" draw:textarea-vertical-align="middle"/>
    </style:style>
    <style:style style:name="gr6" style:family="graphic" style:parent-style-name="objectwithoutfill">
      <style:graphic-properties svg:stroke-color="#660066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c5000b" fo:font-size="22pt" fo:font-style="italic" style:font-size-asian="22pt" style:font-style-asian="italic" style:font-size-complex="22pt" style:font-style-complex="italic"/>
    </style:style>
    <style:style style:name="P3" style:family="paragraph">
      <style:text-properties fo:color="#000099"/>
    </style:style>
    <style:style style:name="P4" style:family="paragraph">
      <style:text-properties fo:color="#000099" fo:font-style="italic" style:font-style-asian="italic" style:font-style-complex="italic"/>
    </style:style>
    <style:style style:name="T1" style:family="text">
      <style:text-properties fo:color="#c5000b" fo:font-size="22pt" fo:font-style="italic" style:font-size-asian="22pt" style:font-style-asian="italic" style:font-size-complex="22pt" style:font-style-complex="italic"/>
    </style:style>
    <style:style style:name="T2" style:family="text">
      <style:text-properties fo:color="#000099" fo:font-style="italic" style:font-style-asian="italic" style:font-style-complex="italic"/>
    </style:style>
    <style:style style:name="T3" style:family="text">
      <style:text-properties fo:color="#000080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37cm" svg:height="2.286cm" svg:x="2.397cm" svg:y="7.604cm">
          <text:p text:style-name="P1">Temperature</text:p>
          <text:p text:style-name="P1">Sensor</text:p>
        </draw:rect>
        <draw:rect draw:style-name="gr1" draw:text-style-name="P1" draw:layer="layout" svg:width="3.937cm" svg:height="2.286cm" svg:x="2.27cm" svg:y="11.414cm">
          <text:p text:style-name="P1">User </text:p>
          <text:p text:style-name="P1">Process</text:p>
        </draw:rect>
        <draw:rect draw:style-name="gr1" draw:text-style-name="P1" draw:layer="layout" svg:width="3.937cm" svg:height="2.286cm" svg:x="14.462cm" svg:y="11.414cm">
          <text:p text:style-name="P1">Smart</text:p>
          <text:p text:style-name="P1">Heater</text:p>
        </draw:rect>
        <draw:rect draw:style-name="gr1" draw:text-style-name="P1" draw:layer="layout" svg:width="3.937cm" svg:height="2.286cm" svg:x="14.335cm" svg:y="7.604cm">
          <text:p text:style-name="P1">Smart Bulb</text:p>
          <text:p text:style-name="P1"/>
        </draw:rect>
        <draw:rect draw:style-name="gr1" draw:text-style-name="P1" draw:layer="layout" svg:width="3.937cm" svg:height="2.286cm" svg:x="14.462cm" svg:y="14.97cm">
          <text:p text:style-name="P1">Door</text:p>
          <text:p text:style-name="P1">Sensor</text:p>
        </draw:rect>
        <draw:rect draw:style-name="gr1" draw:text-style-name="P1" draw:layer="layout" svg:width="3.937cm" svg:height="2.286cm" svg:x="2.143cm" svg:y="14.97cm">
          <text:p text:style-name="P1">Presence</text:p>
          <text:p text:style-name="P1">Sensor</text:p>
        </draw:rect>
        <draw:rect draw:style-name="gr1" draw:text-style-name="P1" draw:layer="layout" svg:width="3.937cm" svg:height="2.286cm" svg:x="8.493cm" svg:y="7.604cm">
          <text:p text:style-name="P1">Motion</text:p>
          <text:p text:style-name="P1">Sensor</text:p>
        </draw:rect>
        <draw:rect draw:style-name="gr1" draw:text-style-name="P1" draw:layer="layout" svg:width="3.937cm" svg:height="2.286cm" svg:x="9.001cm" svg:y="21.574cm">
          <text:p text:style-name="P1">Back End</text:p>
          <text:p text:style-name="P1">Database</text:p>
        </draw:rect>
        <draw:rect draw:style-name="gr1" draw:text-style-name="P1" draw:layer="layout" svg:width="3.937cm" svg:height="2.286cm" svg:x="8.493cm" svg:y="11.414cm">
          <text:p text:style-name="P1">Gate way</text:p>
        </draw:rect>
        <draw:line draw:style-name="gr2" draw:text-style-name="P1" draw:layer="layout" svg:x1="1cm" svg:y1="17.891cm" svg:x2="20.59cm" svg:y2="17.891cm">
          <text:p/>
        </draw:line>
        <draw:frame draw:style-name="gr3" draw:text-style-name="P2" draw:layer="layout" svg:width="3.91cm" svg:height="1.119cm" svg:x="2.297cm" svg:y="4.961cm">
          <draw:text-box>
            <text:p><text:span text:style-name="T1">Front End</text:span></text:p>
          </draw:text-box>
        </draw:frame>
        <draw:frame draw:style-name="gr3" draw:text-style-name="P2" draw:layer="layout" svg:width="3.825cm" svg:height="1.119cm" svg:x="2.27cm" svg:y="18.018cm">
          <draw:text-box>
            <text:p><text:span text:style-name="T1">Back End</text:span></text:p>
          </draw:text-box>
        </draw:frame>
        <draw:custom-shape draw:style-name="gr4" draw:text-style-name="P1" draw:layer="layout" svg:width="1.902cm" svg:height="0.508cm" draw:transform="rotate (-1.55840448910663) translate (10.625cm 9.63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.679cm" svg:height="0.501cm" draw:transform="rotate (-0.622558944187446) translate (6.415cm 9.714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.159cm" svg:height="0.508cm" svg:x="12.43cm" svg:y="12.176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.286cm" svg:height="0.508cm" svg:x="6.207cm" svg:y="12.30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.725cm" svg:height="0.508cm" draw:transform="rotate (-0.706858347058757) translate (12.633cm 13.44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3.009cm" svg:height="0.501cm" draw:transform="rotate (0.672300827868088) translate (5.953cm 15.21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4" draw:text-style-name="P1" draw:layer="layout" svg:width="2.631cm" svg:height="0.501cm" draw:transform="rotate (0.672300827868088) translate (12.177cm 11.276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5" draw:text-style-name="P1" draw:layer="layout" svg:x1="11.16cm" svg:y1="13.573cm" svg:x2="11.16cm" svg:y2="21.574cm">
          <text:p text:style-name="P1">UpdateLog with events</text:p>
          <text:p text:style-name="P1"/>
        </draw:line>
        <draw:line draw:style-name="gr6" draw:text-style-name="P1" draw:layer="layout" svg:x1="10.017cm" svg:y1="21.574cm" svg:x2="10.017cm" svg:y2="13.7cm">
          <text:p text:style-name="P1">Respond to Query for state</text:p>
          <text:p text:style-name="P1"/>
        </draw:line>
        <draw:frame draw:style-name="gr3" draw:text-style-name="P4" draw:layer="layout" svg:width="15.573cm" svg:height="1.673cm" svg:x="2.27cm" svg:y="5.826cm">
          <draw:text-box>
            <text:p text:style-name="P3"><text:span text:style-name="T2">Sensors and Devices push or pull events to Gateway.</text:span></text:p>
            <text:p text:style-name="P3"><text:span text:style-name="T2">Gateway populates Database with events</text:span></text:p>
          </draw:text-box>
        </draw:frame>
        <draw:frame draw:style-name="gr7" draw:layer="layout" svg:width="12.825cm" svg:height="2.384cm" svg:x="2.143cm" svg:y="18.78cm">
          <draw:text-box>
            <text:p><text:span text:style-name="T3">Responds to <text:s/>Events</text:span></text:p>
            <text:p><text:span text:style-name="T3"><text:s/></text:span><text:span text:style-name="T3">and Queries</text:span></text:p>
            <text:p><text:s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661-3493z"/>
    <draw:marker draw:name="Triangle_20_unfilled" draw:display-name="Triangle unfilled" svg:viewBox="0 0 3000 3000" svg:d="M1500 0l1500 3000h-3000zM1500 447l-1176 2353h2353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shraf Ali Shaik</meta:initial-creator>
    <meta:creation-date>2015-04-08T11:20:52</meta:creation-date>
    <dc:date>2015-04-08T12:05:46</dc:date>
    <dc:creator>Ashraf Ali Shaik</dc:creator>
    <meta:editing-duration>PT14M32S</meta:editing-duration>
    <meta:editing-cycles>1</meta:editing-cycles>
    <meta:document-statistic meta:object-count="23"/>
    <meta:generator>OpenOffice/4.1.1$Unix OpenOffice.org_project/411m6$Build-9775</meta:generator>
  </office:meta>
</office:document-meta>
</file>